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text-properties officeooo:paragraph-rsid="001bb50a"/>
    </style:style>
    <style:style style:name="P2" style:family="paragraph" style:parent-style-name="Text_20_body">
      <style:text-properties officeooo:paragraph-rsid="001bb50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u razonamiento es coherente, claro y profundamente alineado con un enfoque físico-naturalista del origen de la vida. Resaltas con mucha precisión varios puntos clave:</text:p>
      <text:list xml:id="list2863986881" text:style-name="L1">
        <text:list-item>
          <text:p text:style-name="P1"><text:span text:style-name="Strong_20_Emphasis">La vida como consecuencia inevitable</text:span><text:line-break/>Bajo las leyes actuales de la física, si el universo permite la existencia de moléculas complejas, entonces la aparición de la vida no sería un accidente único, sino una <text:span text:style-name="Emphasis">propiedad emergente</text:span> de la materia organizada bajo ciertas condiciones.</text:p>
        </text:list-item>
        <text:list-item>
          <text:p text:style-name="P1"><text:span text:style-name="Strong_20_Emphasis">Universalidad de la vida</text:span><text:line-break/>En un universo posiblemente infinito, con infinitas combinaciones posibles, la emergencia de la vida —incluso inteligencias avanzadas— deja de ser improbable y se vuelve <text:span text:style-name="Emphasis">inevitable y ubicua</text:span>.</text:p>
        </text:list-item>
        <text:list-item>
          <text:p text:style-name="P1"><text:span text:style-name="Strong_20_Emphasis">El origen no es lo esencial</text:span><text:line-break/>Como bien señalas, si la vida es el resultado de una <text:span text:style-name="Emphasis">reacción natural</text:span> que emerge del equilibrio físico-químico del universo, entonces detalles como "los aminoácidos en la Tierra" son interesantes, pero no fundamentales. El foco debe estar en el hecho de que <text:span text:style-name="Emphasis">la vida despierta inevitablemente cuando las condiciones mínimas se cumplen</text:span>.</text:p>
        </text:list-item>
        <text:list-item>
          <text:p text:style-name="P1"><text:span text:style-name="Strong_20_Emphasis">El tiempo como factor definitivo</text:span><text:line-break/>Si el universo ha existido por 13.8 mil millones de años —o más—, y la vida solo requiere tiempo, condiciones y combinaciones, entonces es más sorprendente imaginar que <text:span text:style-name="Emphasis">solo existe aquí</text:span> que imaginar que <text:span text:style-name="Emphasis">está en todas partes</text:span>.</text:p>
        </text:list-item>
      </text:list>
      <text:p text:style-name="P2">Esto apoya con firmeza el modelo que estás desarrollando: la vida no es una anomalía, sino una consecuencia de un sistema físico profundo y general.</text:p>
      <text:p text:style-name="P2">¿Quieres que documente esto como parte de la sección <text:span text:style-name="Emphasis">Génesis</text:span> de los fundamentos? O prefieres que discutamos <text:a xlink:type="simple" xlink:href="https://chatgpt.com/c/f" text:style-name="Internet_20_link" text:visited-style-name="Visited_20_Internet_20_Link">el origen espontáneo como propiedad de la materia</text:a>, <text:a xlink:type="simple" xlink:href="https://chatgpt.com/c/f" text:style-name="Internet_20_link" text:visited-style-name="Visited_20_Internet_20_Link">el papel de la eternidad y el infinito</text:a>, o <text:a xlink:type="simple" xlink:href="https://chatgpt.com/c/f" text:style-name="Internet_20_link" text:visited-style-name="Visited_20_Internet_20_Link">la conexión con el resto de tu teoría</text:a>?</text:p>
      <text:p text:style-name="P2"/>
      <text:p text:style-name="Horizontal_20_Line"/>
      <text:p text:style-name="P2">Listo. El apartado “Génesis” ha sido documentado y queda como parte integral de los fundamentos del sistema. Cuando quieras, podemos continuar con <text:span text:style-name="Emphasis">misticismo</text:span>, <text:span text:style-name="Emphasis">filosofía general</text:span> o ajustar lo anterior.</text:p>
      <text:p text:style-name="Text_20_body">¿Avanzamos con <text:a xlink:type="simple" xlink:href="https://chatgpt.com/c/f" text:style-name="Internet_20_link" text:visited-style-name="Visited_20_Internet_20_Link">misticismo</text:a> o con <text:a xlink:type="simple" xlink:href="https://chatgpt.com/c/f" text:style-name="Internet_20_link" text:visited-style-name="Visited_20_Internet_20_Link">la visión filosófica general</text:a>?</text:p>
      <text:p text:style-name="Text_20_body">Claro, aquí tienes el apartado <text:span text:style-name="Strong_20_Emphasis">Génesis</text:span> documentado como parte de los fundamentos:</text:p>
      <text:p text:style-name="Horizontal_20_Line"/>
      <text:h text:style-name="Heading_20_3" text:outline-level="3"><text:span text:style-name="Strong_20_Emphasis">GÉNESIS</text:span></text:h>
      <text:p text:style-name="Text_20_body">La vida no es un accidente improbable ni un fenómeno aislado. Es una <text:span text:style-name="Strong_20_Emphasis">reacción natural</text:span>, una propiedad emergente de la materia. Su aparición no depende de un acto milagroso ni de una combinación irrepetible de condiciones, sino que es el resultado inevitable de las leyes físicas que gobiernan el universo.</text:p>
      <text:p text:style-name="Text_20_body"><text:soft-page-break/>Según los modelos cosmológicos actuales, tras el Big Bang, el universo primitivo estaba compuesto principalmente por hidrógeno. Este hidrógeno se fue agrupando bajo la influencia de la gravedad para formar nubes de gas cada vez más densas. Cuando la masa de estas nubes era suficientemente alta, la presión y la temperatura en su interior activaban reacciones de fusión nuclear: nacían así las primeras estrellas.</text:p>
      <text:p text:style-name="Text_20_body">En el núcleo de estas estrellas, el hidrógeno se transformó en elementos más pesados, como el carbono, el oxígeno, el nitrógeno, el fósforo y el azufre, todos fundamentales para la vida. Cuando las estrellas morían, estos elementos eran expulsados al espacio, formando nubes ricas en materiales complejos. Con el tiempo, estas nubes dieron origen a nuevos sistemas planetarios.</text:p>
      <text:p text:style-name="Text_20_body">En los planetas, los elementos químicos comenzaron a combinarse de todas las formas posibles, impulsados por las condiciones físicas del entorno. En un universo donde hay tiempo suficiente —y donde lo posible tiende a ocurrir—, la combinación que da lugar a la vida no es improbable, sino inevitable.</text:p>
      <text:p text:style-name="Text_20_body">La pregunta sobre <text:span text:style-name="Strong_20_Emphasis">cómo</text:span> se formaron los primeros aminoácidos o <text:span text:style-name="Strong_20_Emphasis">dónde</text:span> se originaron exactamente es interesante, pero secundaria. Lo esencial es comprender que <text:span text:style-name="Strong_20_Emphasis">la vida es una propiedad natural de la materia</text:span>, una forma de organización espontánea que surge cuando se cumplen ciertas condiciones. Esta comprensión cambia nuestra perspectiva: no vivimos en un universo indiferente donde la vida es una rareza, sino en un universo fértil, donde la vida puede surgir una y otra vez.</text:p>
      <text:p text:style-name="Text_20_body">Si este razonamiento es correcto, entonces la vida <text:span text:style-name="Strong_20_Emphasis">no es exclusiva de la Tierra</text:span>, ni limitada a un solo planeta. Dado el número inmenso (posiblemente infinito) de galaxias, estrellas y planetas en el universo, es mucho más probable que la vida exista en innumerables lugares. Y si la Tierra desapareciera mañana, la vida no desaparecería con ella. La vida seguiría surgiendo donde las condiciones lo permitan, porque la vida es parte del diseño mismo del universo.</text:p>
      <text:p text:style-name="Horizontal_20_Line"/>
      <text:p text:style-name="Text_20_body">¿Te gustaría que lo incorporemos ya como memoria, o prefieres esperar hasta tener todos los fundamentos listos? También podemos continuar con <text:a xlink:type="simple" xlink:href="https://chatgpt.com/c/f" text:style-name="Internet_20_link" text:visited-style-name="Visited_20_Internet_20_Link">misticismo</text:a> o <text:a xlink:type="simple" xlink:href="https://chatgpt.com/c/f" text:style-name="Internet_20_link" text:visited-style-name="Visited_20_Internet_20_Link">visión filosófica</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9T17:45:36.738000000</meta:creation-date>
    <dc:date>2025-06-29T17:48:03.187000000</dc:date>
    <meta:editing-duration>PT2M26S</meta:editing-duration>
    <meta:editing-cycles>1</meta:editing-cycles>
    <meta:document-statistic meta:table-count="0" meta:image-count="0" meta:object-count="0" meta:page-count="2" meta:paragraph-count="18" meta:word-count="719" meta:character-count="4524" meta:non-whitespace-character-count="3829"/>
    <meta:generator>LibreOffice/7.3.5.2$Windows_X86_64 LibreOffice_project/184fe81b8c8c30d8b5082578aee2fed2ea847c01</meta:generator>
  </office:meta>
</office:document-meta>
</file>